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ff0000" draw:marker-start-width="0.381cm" draw:marker-end="Arrow" draw:marker-end-width="0.63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ff" draw:marker-start-width="0.381cm" draw:marker-end="Arrow" draw:marker-end-width="0.63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ff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ff00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29cm"/>
    </style:style>
    <style:style style:name="gr9" style:family="graphic" style:parent-style-name="standard">
      <style:graphic-properties svg:stroke-width="0.051cm" draw:marker-start-width="0.381cm" draw:marker-end="Arrow" draw:marker-end-width="0.63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ff"/>
    </style:style>
    <style:style style:name="P4" style:family="paragraph">
      <style:text-properties fo:color="#0000ff"/>
    </style:style>
    <style:style style:name="P5" style:family="paragraph">
      <style:paragraph-properties fo:margin-left="0cm" fo:margin-right="0cm" fo:text-indent="0cm"/>
      <style:text-properties fo:color="#ff0000" fo:font-size="18pt" style:font-size-asian="18pt" style:font-size-complex="18pt"/>
    </style:style>
    <style:style style:name="P6" style:family="paragraph">
      <style:text-properties fo:color="#ff0000" fo:font-size="18pt" style:font-size-asian="18pt" style:font-size-complex="18pt"/>
    </style:style>
    <style:style style:name="P7" style:family="paragraph">
      <style:text-properties style:text-underline-style="solid" style:text-underline-width="auto" style:text-underline-color="font-color"/>
    </style:style>
    <style:style style:name="T1" style:family="text">
      <style:text-properties fo:color="#0000ff" fo:font-family="'Liberation Sans'" style:font-family-generic="swiss" style:font-pitch="variable" fo:font-style="italic" style:font-family-asian="'MT Extra'" style:font-style-name-asian="Regular" style:font-pitch-asian="variable" style:font-charset-asian="x-symbol" style:font-style-asian="italic" style:font-family-complex="'MT Extra'" style:font-style-name-complex="Regular" style:font-pitch-complex="variable" style:font-charset-complex="x-symbol" style:font-style-complex="italic"/>
    </style:style>
    <style:style style:name="T2" style:family="text">
      <style:text-properties fo:color="#0000ff" style:text-position="-33% 58%" fo:font-family="'Liberation Sans'" style:font-family-generic="swiss" style:font-pitch="variable" style:font-family-asian="'MT Extra'" style:font-style-name-asian="Regular" style:font-pitch-asian="variable" style:font-charset-asian="x-symbol" style:font-family-complex="'MT Extra'" style:font-style-name-complex="Regular" style:font-pitch-complex="variable" style:font-charset-complex="x-symbol"/>
    </style:style>
    <style:style style:name="T3" style:family="text">
      <style:text-properties fo:color="#ff0000" fo:font-size="18pt" fo:font-style="italic" style:font-family-asian="'MT Extra'" style:font-style-name-asian="Regular" style:font-pitch-asian="variable" style:font-charset-asian="x-symbol" style:font-size-asian="18pt" style:font-style-asian="italic" style:font-family-complex="'MT Extra'" style:font-style-name-complex="Regular" style:font-pitch-complex="variable" style:font-charset-complex="x-symbol" style:font-size-complex="18pt" style:font-style-complex="italic"/>
    </style:style>
    <style:style style:name="T4" style:family="text">
      <style:text-properties fo:color="#ff0000" style:text-position="-33% 58%" fo:font-size="18pt" style:font-family-asian="'MT Extra'" style:font-style-name-asian="Regular" style:font-pitch-asian="variable" style:font-charset-asian="x-symbol" style:font-size-asian="18pt" style:font-family-complex="'MT Extra'" style:font-style-name-complex="Regular" style:font-pitch-complex="variable" style:font-charset-complex="x-symbol" style:font-size-complex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-33% 58%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style:text-position="-33% 58%" style:text-underline-style="solid" style:text-underline-width="auto" style:text-underline-color="font-color"/>
    </style:style>
    <style:style style:name="T10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8.871cm" svg:y1="4.567cm" svg:x2="8.871cm" svg:y2="9.357cm">
          <text:p/>
        </draw:line>
        <draw:line draw:style-name="gr2" draw:text-style-name="P1" draw:layer="layout" svg:x1="8.871cm" svg:y1="9.567cm" svg:x2="8.871cm" svg:y2="20.622cm">
          <text:p/>
        </draw:line>
        <draw:line draw:style-name="gr3" draw:text-style-name="P1" draw:layer="layout" svg:x1="8.877cm" svg:y1="18.628cm" svg:x2="10.261cm" svg:y2="9.26cm">
          <text:p/>
        </draw:line>
        <draw:line draw:style-name="gr4" draw:text-style-name="P1" draw:layer="layout" svg:x1="8.927cm" svg:y1="18.676cm" svg:x2="12.453cm" svg:y2="12.851cm">
          <text:p/>
        </draw:line>
        <draw:custom-shape draw:style-name="gr5" draw:text-style-name="P1" draw:layer="layout" svg:width="7.172cm" svg:height="1.686cm" draw:transform="rotate (-0.347145988222793) translate (8.061cm 11.231cm)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</draw:custom-shape>
        <draw:custom-shape draw:style-name="gr6" draw:text-style-name="P1" draw:layer="layout" svg:width="4.881cm" svg:height="1.686cm" draw:transform="rotate (-0.33929200658882) translate (10.568cm 8.329cm)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7" draw:layer="layout" svg:width="0.82cm" svg:height="0.962cm" svg:x="9.173cm" svg:y="4.832cm">
          <draw:text-box>
            <text:p text:style-name="P2">z</text:p>
          </draw:text-box>
        </draw:frame>
        <draw:frame draw:style-name="gr8" draw:text-style-name="P4" draw:layer="layout" svg:width="0.845cm" svg:height="1.114cm" svg:x="12.283cm" svg:y="13.174cm">
          <draw:text-box>
            <text:p text:style-name="P3"><text:span text:style-name="T1">j</text:span><text:span text:style-name="T2">2</text:span></text:p>
          </draw:text-box>
        </draw:frame>
        <draw:frame draw:style-name="gr7" draw:text-style-name="P6" draw:layer="layout" svg:width="0.849cm" svg:height="1.114cm" svg:x="9.307cm" svg:y="8.725cm">
          <draw:text-box>
            <text:p text:style-name="P5"><text:span text:style-name="T3">j</text:span><text:span text:style-name="T4">1</text:span></text:p>
          </draw:text-box>
        </draw:frame>
        <draw:line draw:style-name="gr9" draw:text-style-name="P1" draw:layer="layout" svg:x1="8.878cm" svg:y1="18.629cm" svg:x2="14.622cm" svg:y2="5.625cm">
          <text:p/>
        </draw:line>
        <draw:line draw:style-name="gr2" draw:text-style-name="P1" draw:layer="layout" svg:x1="10.299cm" svg:y1="9.222cm" svg:x2="14.508cm" svg:y2="5.739cm">
          <text:p/>
        </draw:line>
        <draw:line draw:style-name="gr2" draw:text-style-name="P1" draw:layer="layout" svg:x1="12.453cm" svg:y1="12.889cm" svg:x2="14.508cm" svg:y2="5.739cm">
          <text:p/>
        </draw:line>
        <draw:frame draw:style-name="gr7" draw:layer="layout" svg:width="2.78cm" svg:height="1.114cm" svg:x="14.973cm" svg:y="5.032cm">
          <draw:text-box>
            <text:p text:style-name="P2"><text:span text:style-name="T5">j</text:span> = <text:span text:style-name="T5">j</text:span><text:span text:style-name="T6">1</text:span> + <text:span text:style-name="T5">j</text:span><text:span text:style-name="T6">2</text:span></text:p>
          </draw:text-box>
        </draw:frame>
        <draw:frame draw:style-name="gr7" draw:text-style-name="P7" draw:layer="layout" svg:width="15.286cm" svg:height="1.114cm" svg:x="3.457cm" svg:y="23.104cm">
          <draw:text-box>
            <text:p text:style-name="P7"><text:span text:style-name="T7">Coupled picture: </text:span><text:span text:style-name="T8">j</text:span><text:span text:style-name="T7"> is well defined but </text:span><text:span text:style-name="T8">j</text:span><text:span text:style-name="T9">1</text:span><text:span text:style-name="T7"> and </text:span><text:span text:style-name="T8">j</text:span><text:span text:style-name="T9">2</text:span><text:span text:style-name="T7"> are not.</text:span></text:p>
          </draw:text-box>
        </draw:frame>
        <draw:line draw:style-name="gr2" draw:text-style-name="P1" draw:layer="layout" svg:x1="8.807cm" svg:y1="5.783cm" svg:x2="14.547cm" svg:y2="5.74cm">
          <text:p/>
        </draw:line>
        <draw:frame draw:style-name="gr7" draw:layer="layout" svg:width="4.187cm" svg:height="1.114cm" svg:x="4.201cm" svg:y="5.259cm">
          <draw:text-box>
            <text:p text:style-name="P2"><text:span text:style-name="T5">m</text:span><text:span text:style-name="T10">j</text:span> = m<text:span text:style-name="T10">j</text:span><text:span text:style-name="T6">1</text:span> + m<text:span text:style-name="T10">j</text:span><text:span text:style-name="T6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Jussi Eloranta</meta:initial-creator>
    <meta:creation-date>2007-12-24T08:21:08</meta:creation-date>
    <dc:creator>Jussi Eloranta</dc:creator>
    <dc:date>2009-03-02T10:17:40</dc:date>
    <meta:editing-cycles>37</meta:editing-cycles>
    <meta:editing-duration>PT01H13M24S</meta:editing-duration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